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arial" officeooo:rsid="002277a5" officeooo:paragraph-rsid="002277a5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Text_20_body">
      <style:paragraph-properties fo:text-align="justify" style:justify-single-word="false"/>
      <style:text-properties fo:font-size="12pt" officeooo:rsid="002277a5" officeooo:paragraph-rsid="002277a5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TITULO DE VIDEO</text:h>
      <text:h text:style-name="P2" text:outline-level="2">Guión</text:h>
      <text:p text:style-name="P3">Blah blah blah blah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5T14:32:20.682096321</meta:creation-date>
    <dc:date>2025-12-28T17:10:18.771101792</dc:date>
    <meta:editing-duration>PT26M16S</meta:editing-duration>
    <meta:editing-cycles>4</meta:editing-cycles>
    <meta:generator>LibreOffice/25.8.4.2$Linux_X86_64 LibreOffice_project/0366609b1de41a39e1896ae41e33c673f2a73802</meta:generator>
    <meta:document-statistic meta:table-count="0" meta:image-count="0" meta:object-count="0" meta:page-count="1" meta:paragraph-count="3" meta:word-count="8" meta:character-count="39" meta:non-whitespace-character-count="34"/>
  </office:meta>
</office:document-meta>
</file>